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objectwithoutfill">
      <style:graphic-properties svg:stroke-width="0.15cm" draw:marker-start-width="0.425cm" draw:marker-end-width="0.425cm" draw:fill="none" draw:textarea-vertical-align="middle" fo:padding-top="0.2cm" fo:padding-bottom="0.2cm" fo:padding-left="0.325cm" fo:padding-right="0.32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37cm" fo:min-width="0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color="#ff00ff" draw:marker-end="Arrow" draw:marker-end-width="0.3cm" draw:fill="none" draw:textarea-vertical-align="middle"/>
    </style:style>
    <style:style style:name="gr7" style:family="graphic" style:parent-style-name="standard">
      <style:graphic-properties draw:stroke="none" svg:stroke-color="#000000" draw:fill="none" draw:fill-color="#ffffff" fo:min-height="2.994cm"/>
    </style:style>
    <style:style style:name="gr8" style:family="graphic" style:parent-style-name="objectwithoutfill">
      <style:graphic-properties svg:stroke-color="#eb613d" draw:marker-end="Arrow" draw:marker-end-width="0.3cm"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9pt" style:font-size-asian="9pt" style:font-size-complex="9pt"/>
    </style:style>
    <style:style style:name="T1" style:family="text">
      <style:text-properties fo:font-size="12pt" style:font-size-asian="12pt" style:font-size-complex="12pt"/>
    </style:style>
    <style:style style:name="T2"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795cm" svg:y1="7.069cm" svg:x2="19.492cm" svg:y2="7.069cm">
          <text:p/>
        </draw:line>
        <draw:line draw:style-name="gr2" draw:text-style-name="P1" draw:layer="layout" svg:x1="2.532cm" svg:y1="6.591cm" svg:x2="2.532cm" svg:y2="8.207cm">
          <text:p/>
        </draw:line>
        <draw:frame draw:style-name="gr3" draw:text-style-name="P2" draw:layer="layout" svg:width="3.334cm" svg:height="0.729cm" svg:x="2.25cm" svg:y="8.227cm">
          <draw:text-box>
            <text:p><text:span text:style-name="T1">Create session</text:span></text:p>
          </draw:text-box>
        </draw:frame>
        <draw:frame draw:style-name="gr4" draw:text-style-name="P3" draw:layer="layout" svg:width="1.196cm" svg:height="0.607cm" svg:x="18.073cm" svg:y="6.995cm">
          <draw:text-box>
            <text:p><text:span text:style-name="T2">Time</text:span></text:p>
          </draw:text-box>
        </draw:frame>
        <draw:line draw:style-name="gr2" draw:text-style-name="P1" draw:layer="layout" svg:x1="14.344cm" svg:y1="6.649cm" svg:x2="14.344cm" svg:y2="8.265cm">
          <text:p/>
        </draw:line>
        <draw:frame draw:style-name="gr3" draw:text-style-name="P2" draw:layer="layout" svg:width="5.358cm" svg:height="0.729cm" svg:x="13.77cm" svg:y="8.208cm">
          <draw:text-box>
            <text:p><text:span text:style-name="T1">Administrative Login Time</text:span></text:p>
          </draw:text-box>
        </draw:frame>
        <draw:line draw:style-name="gr5" draw:text-style-name="P1" draw:layer="layout" svg:x1="6.169cm" svg:y1="6.747cm" svg:x2="6.169cm" svg:y2="7.292cm">
          <text:p/>
        </draw:line>
        <draw:frame draw:style-name="gr4" draw:text-style-name="P3" draw:layer="layout" svg:width="1.92cm" svg:height="0.607cm" svg:x="5.933cm" svg:y="7.385cm">
          <draw:text-box>
            <text:p><text:span text:style-name="T2">User Hit 1</text:span></text:p>
          </draw:text-box>
        </draw:frame>
        <draw:line draw:style-name="gr5" draw:text-style-name="P1" draw:layer="layout" svg:x1="8.269cm" svg:y1="6.747cm" svg:x2="8.269cm" svg:y2="7.292cm">
          <text:p/>
        </draw:line>
        <draw:frame draw:style-name="gr4" draw:text-style-name="P3" draw:layer="layout" svg:width="1.92cm" svg:height="0.607cm" svg:x="8.033cm" svg:y="7.385cm">
          <draw:text-box>
            <text:p><text:span text:style-name="T2">User Hit 2</text:span></text:p>
          </draw:text-box>
        </draw:frame>
        <draw:line draw:style-name="gr5" draw:text-style-name="P1" draw:layer="layout" svg:x1="11.169cm" svg:y1="6.747cm" svg:x2="11.169cm" svg:y2="7.292cm">
          <text:p/>
        </draw:line>
        <draw:frame draw:style-name="gr4" draw:text-style-name="P3" draw:layer="layout" svg:width="1.92cm" svg:height="0.607cm" svg:x="10.933cm" svg:y="7.385cm">
          <draw:text-box>
            <text:p><text:span text:style-name="T2">User Hit 3</text:span></text:p>
          </draw:text-box>
        </draw:frame>
        <draw:line draw:style-name="gr6" draw:text-style-name="P1" draw:layer="layout" svg:x1="2.621cm" svg:y1="7.993cm" svg:x2="14.26cm" svg:y2="7.993cm">
          <text:p/>
        </draw:line>
        <draw:frame draw:style-name="gr3" draw:layer="layout" svg:width="9.269cm" svg:height="0.962cm" svg:x="1.439cm" svg:y="1.44cm">
          <draw:text-box>
            <text:p>Administrative Login Time Limit</text:p>
          </draw:text-box>
        </draw:frame>
        <draw:frame draw:style-name="gr7" draw:text-style-name="P2" draw:layer="layout" svg:width="17.568cm" svg:height="3.597cm" svg:x="2.159cm" svg:y="2.432cm">
          <draw:text-box>
            <text:p><text:span text:style-name="T1">By default, the administrative login time limit defines a set date and time when the administrative login ends. The date and time are defined as the session creation date + a certain amount (3h by default). This type of session, whether you hit the website in between, forces the user to re-enter their credentials to continue to do administrative work past that time. We offer a flag so user hits will increase the administrative login time, it is not advise to use it on websites that deal with a lot of private data. When that flag is turned on the administrative login time limit works like the standard user session.</text:span></text:p>
          </draw:text-box>
        </draw:frame>
        <draw:line draw:style-name="gr1" draw:text-style-name="P1" draw:layer="layout" svg:x1="1.295cm" svg:y1="16.132cm" svg:x2="20.232cm" svg:y2="16.132cm">
          <text:p/>
        </draw:line>
        <draw:line draw:style-name="gr2" draw:text-style-name="P1" draw:layer="layout" svg:x1="2.032cm" svg:y1="15.654cm" svg:x2="2.032cm" svg:y2="19.872cm">
          <text:p/>
        </draw:line>
        <draw:frame draw:style-name="gr3" draw:text-style-name="P2" draw:layer="layout" svg:width="3.334cm" svg:height="0.729cm" svg:x="1.75cm" svg:y="19.79cm">
          <draw:text-box>
            <text:p><text:span text:style-name="T1">Create session</text:span></text:p>
          </draw:text-box>
        </draw:frame>
        <draw:frame draw:style-name="gr4" draw:text-style-name="P3" draw:layer="layout" svg:width="1.196cm" svg:height="0.607cm" svg:x="18.773cm" svg:y="16.058cm">
          <draw:text-box>
            <text:p><text:span text:style-name="T2">Time</text:span></text:p>
          </draw:text-box>
        </draw:frame>
        <draw:line draw:style-name="gr2" draw:text-style-name="P1" draw:layer="layout" svg:x1="9.944cm" svg:y1="15.712cm" svg:x2="9.944cm" svg:y2="17.328cm">
          <text:p/>
        </draw:line>
        <draw:frame draw:style-name="gr3" draw:text-style-name="P2" draw:layer="layout" svg:width="5.358cm" svg:height="0.729cm" svg:x="4.07cm" svg:y="16.371cm">
          <draw:text-box>
            <text:p><text:span text:style-name="T1">Administrative Login Time</text:span></text:p>
          </draw:text-box>
        </draw:frame>
        <draw:line draw:style-name="gr5" draw:text-style-name="P1" draw:layer="layout" svg:x1="3.769cm" svg:y1="15.81cm" svg:x2="3.769cm" svg:y2="19.288cm">
          <text:p/>
        </draw:line>
        <draw:frame draw:style-name="gr4" draw:text-style-name="P3" draw:layer="layout" svg:width="0.68cm" svg:height="0.607cm" svg:x="3.533cm" svg:y="19.248cm">
          <draw:text-box>
            <text:p><text:span text:style-name="T2">1</text:span></text:p>
          </draw:text-box>
        </draw:frame>
        <draw:line draw:style-name="gr5" draw:text-style-name="P1" draw:layer="layout" svg:x1="5.169cm" svg:y1="15.81cm" svg:x2="5.169cm" svg:y2="19.288cm">
          <text:p/>
        </draw:line>
        <draw:frame draw:style-name="gr4" draw:text-style-name="P3" draw:layer="layout" svg:width="0.68cm" svg:height="0.607cm" svg:x="4.933cm" svg:y="19.248cm">
          <draw:text-box>
            <text:p><text:span text:style-name="T2">2</text:span></text:p>
          </draw:text-box>
        </draw:frame>
        <draw:line draw:style-name="gr5" draw:text-style-name="P1" draw:layer="layout" svg:x1="8.069cm" svg:y1="15.81cm" svg:x2="8.069cm" svg:y2="19.288cm">
          <text:p/>
        </draw:line>
        <draw:frame draw:style-name="gr4" draw:text-style-name="P3" draw:layer="layout" svg:width="0.68cm" svg:height="0.607cm" svg:x="7.833cm" svg:y="19.248cm">
          <draw:text-box>
            <text:p><text:span text:style-name="T2">3</text:span></text:p>
          </draw:text-box>
        </draw:frame>
        <draw:line draw:style-name="gr6" draw:text-style-name="P1" draw:layer="layout" svg:x1="2.121cm" svg:y1="17.056cm" svg:x2="9.888cm" svg:y2="17.056cm">
          <text:p/>
        </draw:line>
        <draw:frame draw:style-name="gr4" draw:text-style-name="P3" draw:layer="layout" svg:width="1.814cm" svg:height="0.607cm" svg:x="5.433cm" svg:y="14.99cm">
          <draw:text-box>
            <text:p><text:span text:style-name="T2">User Hits</text:span></text:p>
          </draw:text-box>
        </draw:frame>
        <draw:frame draw:style-name="gr3" draw:text-style-name="P2" draw:layer="layout" svg:width="3.652cm" svg:height="0.729cm" svg:x="13.102cm" svg:y="14.84cm">
          <draw:text-box>
            <text:p><text:span text:style-name="T1">User Time Limits</text:span></text:p>
          </draw:text-box>
        </draw:frame>
        <draw:line draw:style-name="gr2" draw:text-style-name="P1" draw:layer="layout" svg:x1="18.344cm" svg:y1="15.712cm" svg:x2="18.344cm" svg:y2="19.288cm">
          <text:p/>
        </draw:line>
        <draw:frame draw:style-name="gr4" draw:text-style-name="P3" draw:layer="layout" svg:width="0.68cm" svg:height="0.607cm" svg:x="13.733cm" svg:y="19.249cm">
          <draw:text-box>
            <text:p><text:span text:style-name="T2">1</text:span></text:p>
          </draw:text-box>
        </draw:frame>
        <draw:frame draw:style-name="gr4" draw:text-style-name="P3" draw:layer="layout" svg:width="0.68cm" svg:height="0.607cm" svg:x="15.133cm" svg:y="19.249cm">
          <draw:text-box>
            <text:p><text:span text:style-name="T2">2</text:span></text:p>
          </draw:text-box>
        </draw:frame>
        <draw:frame draw:style-name="gr4" draw:text-style-name="P3" draw:layer="layout" svg:width="0.68cm" svg:height="0.607cm" svg:x="18.033cm" svg:y="19.249cm">
          <draw:text-box>
            <text:p><text:span text:style-name="T2">3</text:span></text:p>
          </draw:text-box>
        </draw:frame>
        <draw:frame draw:style-name="gr4" draw:text-style-name="P3" draw:layer="layout" svg:width="0.68cm" svg:height="0.607cm" svg:x="12.333cm" svg:y="19.25cm">
          <draw:text-box>
            <text:p><text:span text:style-name="T2">0</text:span></text:p>
          </draw:text-box>
        </draw:frame>
        <draw:line draw:style-name="gr8" draw:text-style-name="P1" draw:layer="layout" svg:x1="2.081cm" svg:y1="18.061cm" svg:x2="12.567cm" svg:y2="18.061cm">
          <text:p/>
        </draw:line>
        <draw:line draw:style-name="gr8" draw:text-style-name="P1" draw:layer="layout" svg:x1="3.754cm" svg:y1="18.561cm" svg:x2="13.967cm" svg:y2="18.561cm">
          <text:p/>
        </draw:line>
        <draw:line draw:style-name="gr8" draw:text-style-name="P1" draw:layer="layout" svg:x1="5.136cm" svg:y1="18.861cm" svg:x2="15.369cm" svg:y2="18.861cm">
          <text:p/>
        </draw:line>
        <draw:line draw:style-name="gr8" draw:text-style-name="P1" draw:layer="layout" svg:x1="8.034cm" svg:y1="19.161cm" svg:x2="18.287cm" svg:y2="19.161cm">
          <text:p/>
        </draw:line>
        <draw:line draw:style-name="gr2" draw:text-style-name="P1" draw:layer="layout" svg:x1="15.444cm" svg:y1="15.712cm" svg:x2="15.444cm" svg:y2="19.288cm">
          <text:p/>
        </draw:line>
        <draw:line draw:style-name="gr2" draw:text-style-name="P1" draw:layer="layout" svg:x1="14.044cm" svg:y1="15.712cm" svg:x2="14.044cm" svg:y2="19.288cm">
          <text:p/>
        </draw:line>
        <draw:line draw:style-name="gr2" draw:text-style-name="P1" draw:layer="layout" svg:x1="12.644cm" svg:y1="15.712cm" svg:x2="12.644cm" svg:y2="19.288cm">
          <text:p/>
        </draw:line>
        <draw:frame draw:style-name="gr3" draw:layer="layout" svg:width="6.628cm" svg:height="0.962cm" svg:x="1.439cm" svg:y="9.741cm">
          <draw:text-box>
            <text:p>User Login Time Limit</text:p>
          </draw:text-box>
        </draw:frame>
        <draw:frame draw:style-name="gr7" draw:text-style-name="P2" draw:layer="layout" svg:width="17.568cm" svg:height="3.597cm" svg:x="2.159cm" svg:y="10.733cm">
          <draw:text-box>
            <text:p><text:span text:style-name="T1">By default, the user login time limit defines a set date and time when the user login ends. However, each time the user hits the website again, the time limit is pushed further in the future from the time the hit happens to the new position adding the same session duration each time. The User Login let the user do more mundane tasks. Note that if you turn on the flag to auto-extend the administrative login and make the user and administrative login durations the same, then you get what most other website platforms offer: one login to work on everything on your website.</text:span></text:p>
          </draw:text-box>
        </draw:frame>
        <draw:frame draw:style-name="gr3" draw:layer="layout" svg:width="5.819cm" svg:height="0.962cm" svg:x="1.439cm" svg:y="21.242cm">
          <draw:text-box>
            <text:p>Session Time Limit</text:p>
          </draw:text-box>
        </draw:frame>
        <draw:frame draw:style-name="gr7" draw:text-style-name="P2" draw:layer="layout" svg:width="17.568cm" svg:height="3.244cm" svg:x="2.159cm" svg:y="22.234cm">
          <draw:text-box>
            <text:p><text:span text:style-name="T1">On top of these two types of logins, we also have a session duration. This duration is one year by default (which is the maximum you can use for a cookie in HTTP 1.1.) The session duration moves forward just like the User Login Time Limit. So each time a user hits the website, the current date and time + 1 year is used as the session time limit. This allows us to know that the user came on this website before and mark the user as a returning user, opposed to a logged in user.</text:span></text:p>
          </draw:text-box>
        </draw:frame>
        <draw:frame draw:style-name="gr3" draw:text-style-name="P2" draw:layer="layout" svg:width="3.8cm" svg:height="0.729cm" svg:x="8.207cm" svg:y="17.353cm">
          <draw:text-box>
            <text:p><text:span text:style-name="T1">User Login Times</text:span></text:p>
          </draw:text-box>
        </draw:frame>
      </draw:page>
      <draw:page draw:name="page2" draw:style-name="dp1" draw:master-page-name="Default">
        <draw:line draw:style-name="gr1" draw:text-style-name="P1" draw:layer="layout" svg:x1="1.374cm" svg:y1="2.509cm" svg:x2="20.311cm" svg:y2="2.509cm">
          <text:p/>
        </draw:line>
        <draw:line draw:style-name="gr2" draw:text-style-name="P1" draw:layer="layout" svg:x1="2.111cm" svg:y1="2.031cm" svg:x2="2.111cm" svg:y2="6.249cm">
          <text:p/>
        </draw:line>
        <draw:frame draw:style-name="gr3" draw:text-style-name="P2" draw:layer="layout" svg:width="3.334cm" svg:height="0.729cm" svg:x="1.829cm" svg:y="6.167cm">
          <draw:text-box>
            <text:p><text:span text:style-name="T1">Create session</text:span></text:p>
          </draw:text-box>
        </draw:frame>
        <draw:frame draw:style-name="gr4" draw:text-style-name="P3" draw:layer="layout" svg:width="1.196cm" svg:height="0.607cm" svg:x="18.852cm" svg:y="2.435cm">
          <draw:text-box>
            <text:p><text:span text:style-name="T2">Time</text:span></text:p>
          </draw:text-box>
        </draw:frame>
        <draw:line draw:style-name="gr2" draw:text-style-name="P1" draw:layer="layout" svg:x1="10.023cm" svg:y1="2.089cm" svg:x2="10.023cm" svg:y2="3.705cm">
          <text:p/>
        </draw:line>
        <draw:frame draw:style-name="gr3" draw:text-style-name="P2" draw:layer="layout" svg:width="5.358cm" svg:height="0.729cm" svg:x="4.149cm" svg:y="2.748cm">
          <draw:text-box>
            <text:p><text:span text:style-name="T1">Administrative Login Time</text:span></text:p>
          </draw:text-box>
        </draw:frame>
        <draw:line draw:style-name="gr5" draw:text-style-name="P1" draw:layer="layout" svg:x1="3.848cm" svg:y1="2.187cm" svg:x2="3.848cm" svg:y2="5.665cm">
          <text:p/>
        </draw:line>
        <draw:frame draw:style-name="gr4" draw:text-style-name="P3" draw:layer="layout" svg:width="0.68cm" svg:height="0.607cm" svg:x="3.612cm" svg:y="5.625cm">
          <draw:text-box>
            <text:p><text:span text:style-name="T2">1</text:span></text:p>
          </draw:text-box>
        </draw:frame>
        <draw:line draw:style-name="gr5" draw:text-style-name="P1" draw:layer="layout" svg:x1="5.248cm" svg:y1="2.187cm" svg:x2="5.248cm" svg:y2="5.665cm">
          <text:p/>
        </draw:line>
        <draw:frame draw:style-name="gr4" draw:text-style-name="P3" draw:layer="layout" svg:width="0.68cm" svg:height="0.607cm" svg:x="5.012cm" svg:y="5.625cm">
          <draw:text-box>
            <text:p><text:span text:style-name="T2">2</text:span></text:p>
          </draw:text-box>
        </draw:frame>
        <draw:line draw:style-name="gr5" draw:text-style-name="P1" draw:layer="layout" svg:x1="8.148cm" svg:y1="2.187cm" svg:x2="8.148cm" svg:y2="5.665cm">
          <text:p/>
        </draw:line>
        <draw:frame draw:style-name="gr4" draw:text-style-name="P3" draw:layer="layout" svg:width="0.68cm" svg:height="0.607cm" svg:x="7.912cm" svg:y="5.625cm">
          <draw:text-box>
            <text:p><text:span text:style-name="T2">3</text:span></text:p>
          </draw:text-box>
        </draw:frame>
        <draw:line draw:style-name="gr6" draw:text-style-name="P1" draw:layer="layout" svg:x1="2.2cm" svg:y1="3.433cm" svg:x2="9.967cm" svg:y2="3.433cm">
          <text:p/>
        </draw:line>
        <draw:frame draw:style-name="gr4" draw:text-style-name="P3" draw:layer="layout" svg:width="1.814cm" svg:height="0.607cm" svg:x="5.512cm" svg:y="1.367cm">
          <draw:text-box>
            <text:p><text:span text:style-name="T2">User Hits</text:span></text:p>
          </draw:text-box>
        </draw:frame>
        <draw:frame draw:style-name="gr3" draw:text-style-name="P2" draw:layer="layout" svg:width="3.652cm" svg:height="0.729cm" svg:x="13.181cm" svg:y="1.217cm">
          <draw:text-box>
            <text:p><text:span text:style-name="T1">User Time Limits</text:span></text:p>
          </draw:text-box>
        </draw:frame>
        <draw:line draw:style-name="gr2" draw:text-style-name="P1" draw:layer="layout" svg:x1="18.423cm" svg:y1="2.089cm" svg:x2="18.423cm" svg:y2="5.665cm">
          <text:p/>
        </draw:line>
        <draw:frame draw:style-name="gr4" draw:text-style-name="P3" draw:layer="layout" svg:width="0.68cm" svg:height="0.607cm" svg:x="13.812cm" svg:y="5.626cm">
          <draw:text-box>
            <text:p><text:span text:style-name="T2">1</text:span></text:p>
          </draw:text-box>
        </draw:frame>
        <draw:frame draw:style-name="gr4" draw:text-style-name="P3" draw:layer="layout" svg:width="0.68cm" svg:height="0.607cm" svg:x="15.212cm" svg:y="5.626cm">
          <draw:text-box>
            <text:p><text:span text:style-name="T2">2</text:span></text:p>
          </draw:text-box>
        </draw:frame>
        <draw:frame draw:style-name="gr4" draw:text-style-name="P3" draw:layer="layout" svg:width="0.68cm" svg:height="0.607cm" svg:x="18.112cm" svg:y="5.626cm">
          <draw:text-box>
            <text:p><text:span text:style-name="T2">3</text:span></text:p>
          </draw:text-box>
        </draw:frame>
        <draw:frame draw:style-name="gr4" draw:text-style-name="P3" draw:layer="layout" svg:width="0.68cm" svg:height="0.607cm" svg:x="12.412cm" svg:y="5.627cm">
          <draw:text-box>
            <text:p><text:span text:style-name="T2">0</text:span></text:p>
          </draw:text-box>
        </draw:frame>
        <draw:line draw:style-name="gr8" draw:text-style-name="P1" draw:layer="layout" svg:x1="2.16cm" svg:y1="4.438cm" svg:x2="12.646cm" svg:y2="4.438cm">
          <text:p/>
        </draw:line>
        <draw:line draw:style-name="gr8" draw:text-style-name="P1" draw:layer="layout" svg:x1="3.833cm" svg:y1="4.938cm" svg:x2="14.046cm" svg:y2="4.938cm">
          <text:p/>
        </draw:line>
        <draw:line draw:style-name="gr8" draw:text-style-name="P1" draw:layer="layout" svg:x1="5.215cm" svg:y1="5.238cm" svg:x2="15.448cm" svg:y2="5.238cm">
          <text:p/>
        </draw:line>
        <draw:line draw:style-name="gr8" draw:text-style-name="P1" draw:layer="layout" svg:x1="8.113cm" svg:y1="5.538cm" svg:x2="18.366cm" svg:y2="5.538cm">
          <text:p/>
        </draw:line>
        <draw:line draw:style-name="gr2" draw:text-style-name="P1" draw:layer="layout" svg:x1="15.523cm" svg:y1="2.089cm" svg:x2="15.523cm" svg:y2="5.665cm">
          <text:p/>
        </draw:line>
        <draw:line draw:style-name="gr2" draw:text-style-name="P1" draw:layer="layout" svg:x1="14.123cm" svg:y1="2.089cm" svg:x2="14.123cm" svg:y2="5.665cm">
          <text:p/>
        </draw:line>
        <draw:line draw:style-name="gr2" draw:text-style-name="P1" draw:layer="layout" svg:x1="12.723cm" svg:y1="2.089cm" svg:x2="12.723cm" svg:y2="5.665cm">
          <text:p/>
        </draw:line>
        <draw:frame draw:style-name="gr3" draw:text-style-name="P2" draw:layer="layout" svg:width="3.8cm" svg:height="0.729cm" svg:x="8.286cm" svg:y="3.73cm">
          <draw:text-box>
            <text:p><text:span text:style-name="T1">User Login Times</text:span></text:p>
          </draw:text-box>
        </draw:frame>
        <draw:frame draw:style-name="gr3" draw:text-style-name="P2" draw:layer="layout" svg:width="7.381cm" svg:height="0.729cm" svg:x="2.487cm" svg:y="8.661cm">
          <draw:text-box>
            <text:p><text:span text:style-name="T1">User has Administrative Permissions</text:span></text:p>
          </draw:text-box>
        </draw:frame>
        <draw:frame draw:style-name="gr3" draw:text-style-name="P2" draw:layer="layout" svg:width="8.135cm" svg:height="0.729cm" svg:x="5.099cm" svg:y="11.324cm">
          <draw:text-box>
            <text:p><text:span text:style-name="T1">User is Logged In, but not administration</text:span></text:p>
          </draw:text-box>
        </draw:frame>
        <draw:frame draw:style-name="gr3" draw:text-style-name="P2" draw:layer="layout" svg:width="5.993cm" svg:height="0.729cm" svg:x="0.594cm" svg:y="13.759cm">
          <draw:text-box>
            <text:p><text:span text:style-name="T1">User is a visitor (anonymous)</text:span></text:p>
          </draw:text-box>
        </draw:frame>
        <draw:frame draw:style-name="gr3" draw:text-style-name="P2" draw:layer="layout" svg:width="6.92cm" svg:height="0.729cm" svg:x="13.242cm" svg:y="13.759cm">
          <draw:text-box>
            <text:p><text:span text:style-name="T1">User is a returning registered us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is Wilke</meta:initial-creator>
    <meta:creation-date>2015-12-14T17:36:04.276423512</meta:creation-date>
    <dc:date>2015-12-15T02:27:31.583481282</dc:date>
    <dc:creator>Alexis Wilke</dc:creator>
    <meta:editing-duration>PT1M12S</meta:editing-duration>
    <meta:editing-cycles>2</meta:editing-cycles>
    <meta:generator>LibreOffice/4.2.8.2$Linux_X86_64 LibreOffice_project/420m0$Build-2</meta:generator>
    <meta:document-statistic meta:object-count="79"/>
  </office:meta>
</office:document-meta>
</file>